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967cm"/>
    </style:style>
    <style:style style:name="co2" style:family="table-column">
      <style:table-column-properties fo:break-before="auto" style:column-width="6.537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.8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224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wrap-option="wrap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number-columns-repeated="3" table:default-cell-style-name="ce6"/>
        <table:table-column table:style-name="co5" table:default-cell-style-name="ce8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Item</text:p>
          </table:table-cell>
          <table:table-cell table:style-name="ce3" office:value-type="string" calcext:value-type="string">
            <text:p>Purchase lead time (days)</text:p>
          </table:table-cell>
          <table:table-cell table:style-name="ce5" office:value-type="string" calcext:value-type="string">
            <text:p>Qty req</text:p>
          </table:table-cell>
          <table:table-cell table:style-name="ce5" office:value-type="string" calcext:value-type="string">
            <text:p>Stock</text:p>
          </table:table-cell>
          <table:table-cell table:style-name="ce5" office:value-type="string" calcext:value-type="string">
            <text:p>To Buy / Make</text:p>
          </table:table-cell>
          <table:table-cell table:style-name="ce7" office:value-type="string" calcext:value-type="string">
            <text:p>Packed?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Vodk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2]-[.E2]" office:value-type="float" office:value="4" calcext:value-type="float">
            <text:p>4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3]-[.E3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Dark r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4]-[.E4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White r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5]-[.E5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White r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6]-[.E6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Tequil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7]-[.E7]" office:value-type="float" office:value="3" calcext:value-type="float">
            <text:p>3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G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8]-[.E8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xer</text:p>
          </table:table-cell>
          <table:table-cell table:style-name="Default" office:value-type="string" calcext:value-type="string">
            <text:p>Grenad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9]-[.E9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xer</text:p>
          </table:table-cell>
          <table:table-cell table:style-name="Default" office:value-type="string" calcext:value-type="string">
            <text:p>Col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0]-[.E10]" office:value-type="float" office:value="3" calcext:value-type="float">
            <text:p>3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xer</text:p>
          </table:table-cell>
          <table:table-cell table:style-name="Default" office:value-type="string" calcext:value-type="string">
            <text:p>Lemona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1]-[.E11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xer</text:p>
          </table:table-cell>
          <table:table-cell table:style-name="Default" office:value-type="string" calcext:value-type="string">
            <text:p>Tonic water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2]-[.E12]" office:value-type="float" office:value="12" calcext:value-type="float">
            <text:p>1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xer</text:p>
          </table:table-cell>
          <table:table-cell table:style-name="Default" office:value-type="string" calcext:value-type="string">
            <text:p>Soda wat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3]-[.E13]" office:value-type="float" office:value="10" calcext:value-type="float">
            <text:p>10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xer</text:p>
          </table:table-cell>
          <table:table-cell table:style-name="Default" office:value-type="string" calcext:value-type="string">
            <text:p>Orange juic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4]-[.E14]" office:value-type="float" office:value="5" calcext:value-type="float">
            <text:p>5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xer</text:p>
          </table:table-cell>
          <table:table-cell table:style-name="Default" office:value-type="string" calcext:value-type="string">
            <text:p>Ginger al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5]-[.E15]" office:value-type="float" office:value="8" calcext:value-type="float">
            <text:p>8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Angostura Bitter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6]-[.E16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sc ingredients</text:p>
          </table:table-cell>
          <table:table-cell table:style-name="Default" office:value-type="string" calcext:value-type="string">
            <text:p>Tabasco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7]-[.E17]" office:value-type="float" office:value="1" calcext:value-type="float">
            <text:p>1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isc ingredients</text:p>
          </table:table-cell>
          <table:table-cell table:style-name="Default" office:value-type="string" calcext:value-type="string">
            <text:p>Glace cherri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8]-[.E18]" office:value-type="float" office:value="3" calcext:value-type="float">
            <text:p>3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sc ingredients</text:p>
          </table:table-cell>
          <table:table-cell table:style-name="Default" office:value-type="string" calcext:value-type="string">
            <text:p>Lemo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9]-[.E19]" office:value-type="float" office:value="20" calcext:value-type="float">
            <text:p>20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sc ingredients</text:p>
          </table:table-cell>
          <table:table-cell table:style-name="Default" office:value-type="string" calcext:value-type="string">
            <text:p>Worcestershire sau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20]-[.E20]" office:value-type="float" office:value="1" calcext:value-type="float">
            <text:p>1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sc ingredients</text:p>
          </table:table-cell>
          <table:table-cell table:style-name="Default" office:value-type="string" calcext:value-type="string">
            <text:p>Umbrella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table:formula="of:=[.D21]-[.E21]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Misc ingredients</text:p>
          </table:table-cell>
          <table:table-cell table:style-name="Default" office:value-type="string" calcext:value-type="string">
            <text:p>Bag of ic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22]-[.E22]" office:value-type="float" office:value="5" calcext:value-type="float">
            <text:p>5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Optic board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23]-[.E23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Right box sectio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24]-[.E24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Maker slid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25]-[.E25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26]-[.E26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Optic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table:formula="of:=[.D27]-[.E27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Optic clamp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table:formula="of:=[.D28]-[.E28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Optic clamp bolt</text:p>
          </table:table-cell>
          <table:table-cell office:value-type="string" calcext:value-type="string">
            <text:p>-</text:p>
          </table:table-cell>
          <table:table-cell table:formula="of:=8*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Default" table:formula="of:=[.D29]-[.E29]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Optic servo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table:formula="of:=[.D30]-[.E30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Optic servo cabl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table:formula="of:=[.D31]-[.E31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Electronics enclosure &amp; contents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32]-[.E32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CO2 manifold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33]-[.E33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CO2 tank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34]-[.E34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CO2 tap panel (inc servos)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35]-[.E35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Spare CO2 servos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table:formula="of:=[.D36]-[.E36]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CO2 servo cables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table:formula="of:=[.D37]-[.E37]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CO2 manifold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38]-[.E38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CO2 hoses w/ corks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formula="of:=[.D39]-[.E39]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Dasher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Default" table:formula="of:=[.D40]-[.E40]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Lemon dispenser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 table:formula="of:=[.D41]-[.E41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Cherry dispenser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 table:formula="of:=[.D42]-[.E42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Stirrer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 table:formula="of:=[.D43]-[.E43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Umbrella dispenser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 table:formula="of:=[.D44]-[.E44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Slop bucket</text:p>
          </table:table-cell>
          <table:table-cell table:number-columns-repeated="3"/>
          <table:table-cell table:style-name="Default" table:formula="of:=[.D45]-[.E45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Guttering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Gutter downpipe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Drop bucke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Ice bucke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table:formula="of:=[.D49]-[.E49]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Ice tongs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Freez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table:formula="of:=[.D51]-[.E51]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 office:value-type="string" calcext:value-type="string">
            <text:p>Cocktail glass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formula="of:=[.D52]-[.E52]" office:value-type="float" office:value="230" calcext:value-type="float">
            <text:p>230</text:p>
          </table:table-cell>
          <table:table-cell table:style-name="Default"/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0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23:24:07.925206966</meta:creation-date>
    <dc:date>2014-07-14T00:39:15.040988769</dc:date>
    <meta:editing-duration>PT1H2M22S</meta:editing-duration>
    <meta:editing-cycles>6</meta:editing-cycles>
    <meta:generator>LibreOffice/4.1.3.2$Linux_x86 LibreOffice_project/410m0$Build-2</meta:generator>
    <meta:document-statistic meta:table-count="1" meta:cell-count="300" meta:object-count="0"/>
  </office:meta>
</office:document-meta>
</file>